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85cm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6pt" style:text-underline-style="none" style:font-size-asian="6pt" style:font-size-complex="6pt"/>
    </style:style>
    <style:style style:name="P6" style:family="paragraph">
      <style:text-properties fo:font-size="6pt" style:text-underline-style="none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text-underline-style="none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59cm" svg:y1="1cm" svg:x2="20.59cm" svg:y2="26.94cm">
          <text:p/>
        </draw:line>
        <draw:line draw:style-name="gr1" draw:text-style-name="P1" draw:layer="layout" svg:x1="1cm" svg:y1="1cm" svg:x2="1cm" svg:y2="26.94cm">
          <text:p/>
        </draw:line>
        <draw:g>
          <draw:line draw:style-name="gr2" draw:text-style-name="P1" draw:layer="layout" svg:x1="1cm" svg:y1="3cm" svg:x2="20.59cm" svg:y2="3cm">
            <text:p/>
          </draw:line>
          <draw:g>
            <draw:g>
              <draw:rect draw:style-name="gr3" draw:text-style-name="P1" draw:layer="layout" svg:width="0.5cm" svg:height="1cm" svg:x="2cm" svg:y="2.5cm">
                <text:p/>
              </draw:rect>
              <draw:line draw:style-name="gr2" draw:text-style-name="P1" draw:layer="layout" svg:x1="2cm" svg:y1="2.5cm" svg:x2="2cm" svg:y2="3.5cm">
                <text:p/>
              </draw:line>
              <draw:line draw:style-name="gr2" draw:text-style-name="P1" draw:layer="layout" svg:x1="2.5cm" svg:y1="2.5cm" svg:x2="2.5cm" svg:y2="3.5cm">
                <text:p/>
              </draw:line>
            </draw:g>
            <draw:frame draw:style-name="gr4" draw:text-style-name="P3" draw:layer="layout" svg:width="1.5cm" svg:height="0.735cm" svg:x="1.5cm" svg:y="2cm">
              <draw:text-box>
                <text:p text:style-name="P2"><text:span text:style-name="T1">S1</text:span></text:p>
              </draw:text-box>
            </draw:frame>
          </draw:g>
          <draw:g>
            <draw:g>
              <draw:g>
                <draw:rect draw:style-name="gr3" draw:text-style-name="P1" draw:layer="layout" svg:width="0.5cm" svg:height="1cm" svg:x="5.5cm" svg:y="2.5cm">
                  <text:p/>
                </draw:rect>
                <draw:line draw:style-name="gr2" draw:text-style-name="P1" draw:layer="layout" svg:x1="5.5cm" svg:y1="2.5cm" svg:x2="5.5cm" svg:y2="3.5cm">
                  <text:p/>
                </draw:line>
                <draw:line draw:style-name="gr2" draw:text-style-name="P1" draw:layer="layout" svg:x1="6cm" svg:y1="2.5cm" svg:x2="6cm" svg:y2="3.5cm">
                  <text:p/>
                </draw:line>
              </draw:g>
              <draw:frame draw:style-name="gr4" draw:text-style-name="P3" draw:layer="layout" svg:width="1.5cm" svg:height="0.735cm" svg:x="5cm" svg:y="2cm">
                <draw:text-box>
                  <text:p text:style-name="P2"><text:span text:style-name="T1">Delay</text:span></text:p>
                </draw:text-box>
              </draw:frame>
            </draw:g>
            <draw:line draw:style-name="gr2" draw:text-style-name="P1" draw:layer="layout" svg:x1="5cm" svg:y1="3.5cm" svg:x2="6.5cm" svg:y2="2.5cm">
              <text:p/>
            </draw:line>
          </draw:g>
          <draw:line draw:style-name="gr2" draw:text-style-name="P1" draw:layer="layout" svg:x1="1cm" svg:y1="4.5cm" svg:x2="4cm" svg:y2="4.5cm">
            <text:p/>
          </draw:line>
          <draw:g>
            <draw:g>
              <draw:rect draw:style-name="gr3" draw:text-style-name="P1" draw:layer="layout" svg:width="0.5cm" svg:height="1cm" svg:x="2cm" svg:y="4cm">
                <text:p/>
              </draw:rect>
              <draw:line draw:style-name="gr2" draw:text-style-name="P1" draw:layer="layout" svg:x1="2cm" svg:y1="4cm" svg:x2="2cm" svg:y2="5cm">
                <text:p/>
              </draw:line>
              <draw:line draw:style-name="gr2" draw:text-style-name="P1" draw:layer="layout" svg:x1="2.5cm" svg:y1="4cm" svg:x2="2.5cm" svg:y2="5cm">
                <text:p/>
              </draw:line>
            </draw:g>
            <draw:frame draw:style-name="gr4" draw:text-style-name="P3" draw:layer="layout" svg:width="1.5cm" svg:height="0.735cm" svg:x="1.5cm" svg:y="3.5cm">
              <draw:text-box>
                <text:p text:style-name="P2"><text:span text:style-name="T1">SLatch1</text:span></text:p>
              </draw:text-box>
            </draw:frame>
          </draw:g>
          <draw:line draw:style-name="gr2" draw:text-style-name="P1" draw:layer="layout" svg:x1="4cm" svg:y1="4.5cm" svg:x2="4cm" svg:y2="3cm">
            <text:p/>
          </draw:line>
          <draw:g>
            <draw:circle draw:style-name="gr5" draw:text-style-name="P1" draw:layer="layout" svg:width="1cm" svg:height="1cm" svg:x="18cm" svg:y="2.5cm">
              <text:p/>
            </draw:circle>
            <draw:rect draw:style-name="gr3" draw:text-style-name="P1" draw:layer="layout" svg:width="0.503cm" svg:height="2cm" svg:x="18.247cm" svg:y="2cm">
              <text:p/>
            </draw:rect>
            <draw:frame draw:style-name="gr6" draw:text-style-name="P3" draw:layer="layout" svg:width="2cm" svg:height="0.5cm" svg:x="17.5cm" svg:y="2cm">
              <draw:text-box>
                <text:p text:style-name="P2"><text:span text:style-name="T1">SLatch1</text:span></text:p>
              </draw:text-box>
            </draw:frame>
          </draw:g>
          <draw:line draw:style-name="gr2" draw:text-style-name="P1" draw:layer="layout" svg:x1="1cm" svg:y1="6cm" svg:x2="20.59cm" svg:y2="6cm">
            <text:p/>
          </draw:line>
          <draw:g>
            <draw:g>
              <draw:rect draw:style-name="gr3" draw:text-style-name="P1" draw:layer="layout" svg:width="0.5cm" svg:height="1cm" svg:x="2cm" svg:y="5.5cm">
                <text:p/>
              </draw:rect>
              <draw:line draw:style-name="gr2" draw:text-style-name="P1" draw:layer="layout" svg:x1="2cm" svg:y1="5.5cm" svg:x2="2cm" svg:y2="6.5cm">
                <text:p/>
              </draw:line>
              <draw:line draw:style-name="gr2" draw:text-style-name="P1" draw:layer="layout" svg:x1="2.5cm" svg:y1="5.5cm" svg:x2="2.5cm" svg:y2="6.5cm">
                <text:p/>
              </draw:line>
            </draw:g>
            <draw:frame draw:style-name="gr4" draw:text-style-name="P3" draw:layer="layout" svg:width="1.5cm" svg:height="0.735cm" svg:x="1.5cm" svg:y="5cm">
              <draw:text-box>
                <text:p text:style-name="P2"><text:span text:style-name="T1">S2</text:span></text:p>
              </draw:text-box>
            </draw:frame>
          </draw:g>
          <draw:g>
            <draw:g>
              <draw:g>
                <draw:rect draw:style-name="gr3" draw:text-style-name="P1" draw:layer="layout" svg:width="0.5cm" svg:height="1cm" svg:x="5.5cm" svg:y="5.5cm">
                  <text:p/>
                </draw:rect>
                <draw:line draw:style-name="gr2" draw:text-style-name="P1" draw:layer="layout" svg:x1="5.5cm" svg:y1="5.5cm" svg:x2="5.5cm" svg:y2="6.5cm">
                  <text:p/>
                </draw:line>
                <draw:line draw:style-name="gr2" draw:text-style-name="P1" draw:layer="layout" svg:x1="6cm" svg:y1="5.5cm" svg:x2="6cm" svg:y2="6.5cm">
                  <text:p/>
                </draw:line>
              </draw:g>
              <draw:frame draw:style-name="gr4" draw:text-style-name="P3" draw:layer="layout" svg:width="1.5cm" svg:height="0.735cm" svg:x="5cm" svg:y="5cm">
                <draw:text-box>
                  <text:p text:style-name="P2"><text:span text:style-name="T1">Delay</text:span></text:p>
                </draw:text-box>
              </draw:frame>
            </draw:g>
            <draw:line draw:style-name="gr2" draw:text-style-name="P1" draw:layer="layout" svg:x1="5cm" svg:y1="6.5cm" svg:x2="6.5cm" svg:y2="5.5cm">
              <text:p/>
            </draw:line>
          </draw:g>
          <draw:line draw:style-name="gr2" draw:text-style-name="P1" draw:layer="layout" svg:x1="1cm" svg:y1="7.5cm" svg:x2="4cm" svg:y2="7.5cm">
            <text:p/>
          </draw:line>
          <draw:g>
            <draw:g>
              <draw:rect draw:style-name="gr3" draw:text-style-name="P1" draw:layer="layout" svg:width="0.5cm" svg:height="1cm" svg:x="2cm" svg:y="7cm">
                <text:p/>
              </draw:rect>
              <draw:line draw:style-name="gr2" draw:text-style-name="P1" draw:layer="layout" svg:x1="2cm" svg:y1="7cm" svg:x2="2cm" svg:y2="8cm">
                <text:p/>
              </draw:line>
              <draw:line draw:style-name="gr2" draw:text-style-name="P1" draw:layer="layout" svg:x1="2.5cm" svg:y1="7cm" svg:x2="2.5cm" svg:y2="8cm">
                <text:p/>
              </draw:line>
            </draw:g>
            <draw:frame draw:style-name="gr4" draw:text-style-name="P3" draw:layer="layout" svg:width="1.5cm" svg:height="0.735cm" svg:x="1.5cm" svg:y="6.5cm">
              <draw:text-box>
                <text:p text:style-name="P2"><text:span text:style-name="T1">SLatch2</text:span></text:p>
              </draw:text-box>
            </draw:frame>
          </draw:g>
          <draw:line draw:style-name="gr2" draw:text-style-name="P1" draw:layer="layout" svg:x1="4cm" svg:y1="7.5cm" svg:x2="4cm" svg:y2="6cm">
            <text:p/>
          </draw:line>
          <draw:g>
            <draw:circle draw:style-name="gr5" draw:text-style-name="P1" draw:layer="layout" svg:width="1cm" svg:height="1cm" svg:x="18cm" svg:y="5.5cm">
              <text:p/>
            </draw:circle>
            <draw:rect draw:style-name="gr3" draw:text-style-name="P1" draw:layer="layout" svg:width="0.503cm" svg:height="2cm" svg:x="18.247cm" svg:y="5cm">
              <text:p/>
            </draw:rect>
            <draw:frame draw:style-name="gr6" draw:text-style-name="P3" draw:layer="layout" svg:width="2cm" svg:height="0.5cm" svg:x="17.5cm" svg:y="5cm">
              <draw:text-box>
                <text:p text:style-name="P2"><text:span text:style-name="T1">SLatch2</text:span></text:p>
              </draw:text-box>
            </draw:frame>
          </draw:g>
          <draw:line draw:style-name="gr2" draw:text-style-name="P1" draw:layer="layout" svg:x1="1cm" svg:y1="9cm" svg:x2="20.59cm" svg:y2="9cm">
            <text:p/>
          </draw:line>
          <draw:g>
            <draw:g>
              <draw:rect draw:style-name="gr3" draw:text-style-name="P1" draw:layer="layout" svg:width="0.5cm" svg:height="1cm" svg:x="2cm" svg:y="8.5cm">
                <text:p/>
              </draw:rect>
              <draw:line draw:style-name="gr2" draw:text-style-name="P1" draw:layer="layout" svg:x1="2cm" svg:y1="8.5cm" svg:x2="2cm" svg:y2="9.5cm">
                <text:p/>
              </draw:line>
              <draw:line draw:style-name="gr2" draw:text-style-name="P1" draw:layer="layout" svg:x1="2.5cm" svg:y1="8.5cm" svg:x2="2.5cm" svg:y2="9.5cm">
                <text:p/>
              </draw:line>
            </draw:g>
            <draw:frame draw:style-name="gr4" draw:text-style-name="P3" draw:layer="layout" svg:width="1.5cm" svg:height="0.735cm" svg:x="1.5cm" svg:y="8cm">
              <draw:text-box>
                <text:p text:style-name="P2"><text:span text:style-name="T1">S3</text:span></text:p>
              </draw:text-box>
            </draw:frame>
          </draw:g>
          <draw:g>
            <draw:g>
              <draw:g>
                <draw:rect draw:style-name="gr3" draw:text-style-name="P1" draw:layer="layout" svg:width="0.5cm" svg:height="1cm" svg:x="5.5cm" svg:y="8.5cm">
                  <text:p/>
                </draw:rect>
                <draw:line draw:style-name="gr2" draw:text-style-name="P1" draw:layer="layout" svg:x1="5.5cm" svg:y1="8.5cm" svg:x2="5.5cm" svg:y2="9.5cm">
                  <text:p/>
                </draw:line>
                <draw:line draw:style-name="gr2" draw:text-style-name="P1" draw:layer="layout" svg:x1="6cm" svg:y1="8.5cm" svg:x2="6cm" svg:y2="9.5cm">
                  <text:p/>
                </draw:line>
              </draw:g>
              <draw:frame draw:style-name="gr4" draw:text-style-name="P3" draw:layer="layout" svg:width="1.5cm" svg:height="0.735cm" svg:x="5cm" svg:y="8cm">
                <draw:text-box>
                  <text:p text:style-name="P2"><text:span text:style-name="T1">Delay</text:span></text:p>
                </draw:text-box>
              </draw:frame>
            </draw:g>
            <draw:line draw:style-name="gr2" draw:text-style-name="P1" draw:layer="layout" svg:x1="5cm" svg:y1="9.5cm" svg:x2="6.5cm" svg:y2="8.5cm">
              <text:p/>
            </draw:line>
          </draw:g>
          <draw:line draw:style-name="gr2" draw:text-style-name="P1" draw:layer="layout" svg:x1="1cm" svg:y1="10.5cm" svg:x2="4cm" svg:y2="10.5cm">
            <text:p/>
          </draw:line>
          <draw:g>
            <draw:g>
              <draw:rect draw:style-name="gr3" draw:text-style-name="P1" draw:layer="layout" svg:width="0.5cm" svg:height="1cm" svg:x="2cm" svg:y="10cm">
                <text:p/>
              </draw:rect>
              <draw:line draw:style-name="gr2" draw:text-style-name="P1" draw:layer="layout" svg:x1="2cm" svg:y1="10cm" svg:x2="2cm" svg:y2="11cm">
                <text:p/>
              </draw:line>
              <draw:line draw:style-name="gr2" draw:text-style-name="P1" draw:layer="layout" svg:x1="2.5cm" svg:y1="10cm" svg:x2="2.5cm" svg:y2="11cm">
                <text:p/>
              </draw:line>
            </draw:g>
            <draw:frame draw:style-name="gr4" draw:text-style-name="P3" draw:layer="layout" svg:width="1.5cm" svg:height="0.735cm" svg:x="1.5cm" svg:y="9.5cm">
              <draw:text-box>
                <text:p text:style-name="P2"><text:span text:style-name="T1">SLatch3</text:span></text:p>
              </draw:text-box>
            </draw:frame>
          </draw:g>
          <draw:line draw:style-name="gr2" draw:text-style-name="P1" draw:layer="layout" svg:x1="4cm" svg:y1="10.5cm" svg:x2="4cm" svg:y2="9cm">
            <text:p/>
          </draw:line>
          <draw:g>
            <draw:circle draw:style-name="gr5" draw:text-style-name="P1" draw:layer="layout" svg:width="1cm" svg:height="1cm" svg:x="18cm" svg:y="8.5cm">
              <text:p/>
            </draw:circle>
            <draw:rect draw:style-name="gr3" draw:text-style-name="P1" draw:layer="layout" svg:width="0.503cm" svg:height="2cm" svg:x="18.247cm" svg:y="8cm">
              <text:p/>
            </draw:rect>
            <draw:frame draw:style-name="gr6" draw:text-style-name="P3" draw:layer="layout" svg:width="2cm" svg:height="0.5cm" svg:x="17.5cm" svg:y="8cm">
              <draw:text-box>
                <text:p text:style-name="P2"><text:span text:style-name="T1">SLatch3</text:span></text:p>
              </draw:text-box>
            </draw:frame>
          </draw:g>
          <draw:line draw:style-name="gr2" draw:text-style-name="P1" draw:layer="layout" svg:x1="1cm" svg:y1="12cm" svg:x2="20.59cm" svg:y2="12cm">
            <text:p/>
          </draw:line>
          <draw:g>
            <draw:g>
              <draw:rect draw:style-name="gr3" draw:text-style-name="P1" draw:layer="layout" svg:width="0.5cm" svg:height="1cm" svg:x="2cm" svg:y="11.5cm">
                <text:p/>
              </draw:rect>
              <draw:line draw:style-name="gr2" draw:text-style-name="P1" draw:layer="layout" svg:x1="2cm" svg:y1="11.5cm" svg:x2="2cm" svg:y2="12.5cm">
                <text:p/>
              </draw:line>
              <draw:line draw:style-name="gr2" draw:text-style-name="P1" draw:layer="layout" svg:x1="2.5cm" svg:y1="11.5cm" svg:x2="2.5cm" svg:y2="12.5cm">
                <text:p/>
              </draw:line>
            </draw:g>
            <draw:frame draw:style-name="gr4" draw:text-style-name="P3" draw:layer="layout" svg:width="1.5cm" svg:height="0.735cm" svg:x="1.5cm" svg:y="11cm">
              <draw:text-box>
                <text:p text:style-name="P2"><text:span text:style-name="T1">S4</text:span></text:p>
              </draw:text-box>
            </draw:frame>
          </draw:g>
          <draw:g>
            <draw:g>
              <draw:g>
                <draw:rect draw:style-name="gr3" draw:text-style-name="P1" draw:layer="layout" svg:width="0.5cm" svg:height="1cm" svg:x="5.5cm" svg:y="11.5cm">
                  <text:p/>
                </draw:rect>
                <draw:line draw:style-name="gr2" draw:text-style-name="P1" draw:layer="layout" svg:x1="5.5cm" svg:y1="11.5cm" svg:x2="5.5cm" svg:y2="12.5cm">
                  <text:p/>
                </draw:line>
                <draw:line draw:style-name="gr2" draw:text-style-name="P1" draw:layer="layout" svg:x1="6cm" svg:y1="11.5cm" svg:x2="6cm" svg:y2="12.5cm">
                  <text:p/>
                </draw:line>
              </draw:g>
              <draw:frame draw:style-name="gr4" draw:text-style-name="P3" draw:layer="layout" svg:width="1.5cm" svg:height="0.735cm" svg:x="5cm" svg:y="11cm">
                <draw:text-box>
                  <text:p text:style-name="P2"><text:span text:style-name="T1">Delay</text:span></text:p>
                </draw:text-box>
              </draw:frame>
            </draw:g>
            <draw:line draw:style-name="gr2" draw:text-style-name="P1" draw:layer="layout" svg:x1="5cm" svg:y1="12.5cm" svg:x2="6.5cm" svg:y2="11.5cm">
              <text:p/>
            </draw:line>
          </draw:g>
          <draw:line draw:style-name="gr2" draw:text-style-name="P1" draw:layer="layout" svg:x1="1cm" svg:y1="13.5cm" svg:x2="4cm" svg:y2="13.5cm">
            <text:p/>
          </draw:line>
          <draw:g>
            <draw:g>
              <draw:rect draw:style-name="gr3" draw:text-style-name="P1" draw:layer="layout" svg:width="0.5cm" svg:height="1cm" svg:x="2cm" svg:y="13cm">
                <text:p/>
              </draw:rect>
              <draw:line draw:style-name="gr2" draw:text-style-name="P1" draw:layer="layout" svg:x1="2cm" svg:y1="13cm" svg:x2="2cm" svg:y2="14cm">
                <text:p/>
              </draw:line>
              <draw:line draw:style-name="gr2" draw:text-style-name="P1" draw:layer="layout" svg:x1="2.5cm" svg:y1="13cm" svg:x2="2.5cm" svg:y2="14cm">
                <text:p/>
              </draw:line>
            </draw:g>
            <draw:frame draw:style-name="gr4" draw:text-style-name="P3" draw:layer="layout" svg:width="1.5cm" svg:height="0.735cm" svg:x="1.5cm" svg:y="12.5cm">
              <draw:text-box>
                <text:p text:style-name="P2"><text:span text:style-name="T1">SLatch4</text:span></text:p>
              </draw:text-box>
            </draw:frame>
          </draw:g>
          <draw:line draw:style-name="gr2" draw:text-style-name="P1" draw:layer="layout" svg:x1="4cm" svg:y1="13.5cm" svg:x2="4cm" svg:y2="12cm">
            <text:p/>
          </draw:line>
          <draw:g>
            <draw:circle draw:style-name="gr5" draw:text-style-name="P1" draw:layer="layout" svg:width="1cm" svg:height="1cm" svg:x="18cm" svg:y="11.5cm">
              <text:p/>
            </draw:circle>
            <draw:rect draw:style-name="gr3" draw:text-style-name="P1" draw:layer="layout" svg:width="0.503cm" svg:height="2cm" svg:x="18.247cm" svg:y="11cm">
              <text:p/>
            </draw:rect>
            <draw:frame draw:style-name="gr6" draw:text-style-name="P3" draw:layer="layout" svg:width="2cm" svg:height="0.5cm" svg:x="17.5cm" svg:y="11cm">
              <draw:text-box>
                <text:p text:style-name="P2"><text:span text:style-name="T1">SLatch4</text:span></text:p>
              </draw:text-box>
            </draw:frame>
          </draw:g>
        </draw:g>
        <draw:line draw:style-name="gr2" draw:text-style-name="P1" draw:layer="layout" svg:x1="1cm" svg:y1="15.5cm" svg:x2="20.59cm" svg:y2="15.5cm">
          <text:p/>
        </draw:line>
        <draw:g>
          <draw:g>
            <draw:rect draw:style-name="gr3" draw:text-style-name="P1" draw:layer="layout" svg:width="0.5cm" svg:height="1cm" svg:x="2cm" svg:y="15cm">
              <text:p/>
            </draw:rect>
            <draw:line draw:style-name="gr2" draw:text-style-name="P1" draw:layer="layout" svg:x1="2cm" svg:y1="15cm" svg:x2="2cm" svg:y2="16cm">
              <text:p/>
            </draw:line>
            <draw:line draw:style-name="gr2" draw:text-style-name="P1" draw:layer="layout" svg:x1="2.5cm" svg:y1="15cm" svg:x2="2.5cm" svg:y2="16cm">
              <text:p/>
            </draw:line>
          </draw:g>
          <draw:frame draw:style-name="gr4" draw:text-style-name="P3" draw:layer="layout" svg:width="1.5cm" svg:height="0.735cm" svg:x="1.5cm" svg:y="14.5cm">
            <draw:text-box>
              <text:p text:style-name="P2"><text:span text:style-name="T1">SLatch1</text:span></text:p>
            </draw:text-box>
          </draw:frame>
        </draw:g>
        <draw:g>
          <draw:g>
            <draw:g>
              <draw:rect draw:style-name="gr3" draw:text-style-name="P1" draw:layer="layout" svg:width="0.5cm" svg:height="1cm" svg:x="5.5cm" svg:y="15cm">
                <text:p/>
              </draw:rect>
              <draw:line draw:style-name="gr2" draw:text-style-name="P1" draw:layer="layout" svg:x1="5.5cm" svg:y1="15cm" svg:x2="5.5cm" svg:y2="16cm">
                <text:p/>
              </draw:line>
              <draw:line draw:style-name="gr2" draw:text-style-name="P1" draw:layer="layout" svg:x1="6cm" svg:y1="15cm" svg:x2="6cm" svg:y2="16cm">
                <text:p/>
              </draw:line>
            </draw:g>
            <draw:frame draw:style-name="gr4" draw:text-style-name="P3" draw:layer="layout" svg:width="1.5cm" svg:height="0.735cm" svg:x="5cm" svg:y="14.5cm">
              <draw:text-box>
                <text:p text:style-name="P2"><text:span text:style-name="T1">BreakS2</text:span></text:p>
              </draw:text-box>
            </draw:frame>
          </draw:g>
          <draw:line draw:style-name="gr2" draw:text-style-name="P1" draw:layer="layout" svg:x1="5cm" svg:y1="16cm" svg:x2="6.5cm" svg:y2="15cm">
            <text:p/>
          </draw:line>
        </draw:g>
        <draw:line draw:style-name="gr2" draw:text-style-name="P1" draw:layer="layout" svg:x1="1cm" svg:y1="17cm" svg:x2="4cm" svg:y2="17cm">
          <text:p/>
        </draw:line>
        <draw:g>
          <draw:g>
            <draw:rect draw:style-name="gr3" draw:text-style-name="P1" draw:layer="layout" svg:width="0.5cm" svg:height="1cm" svg:x="2cm" svg:y="16.5cm">
              <text:p/>
            </draw:rect>
            <draw:line draw:style-name="gr2" draw:text-style-name="P1" draw:layer="layout" svg:x1="2cm" svg:y1="16.5cm" svg:x2="2cm" svg:y2="17.5cm">
              <text:p/>
            </draw:line>
            <draw:line draw:style-name="gr2" draw:text-style-name="P1" draw:layer="layout" svg:x1="2.5cm" svg:y1="16.5cm" svg:x2="2.5cm" svg:y2="17.5cm">
              <text:p/>
            </draw:line>
          </draw:g>
          <draw:frame draw:style-name="gr4" draw:text-style-name="P3" draw:layer="layout" svg:width="1.5cm" svg:height="0.735cm" svg:x="1.5cm" svg:y="16cm">
            <draw:text-box>
              <text:p text:style-name="P2"><text:span text:style-name="T1">NextS2</text:span></text:p>
            </draw:text-box>
          </draw:frame>
        </draw:g>
        <draw:line draw:style-name="gr2" draw:text-style-name="P1" draw:layer="layout" svg:x1="4cm" svg:y1="17cm" svg:x2="4cm" svg:y2="15.5cm">
          <text:p/>
        </draw:line>
        <draw:g>
          <draw:circle draw:style-name="gr5" draw:text-style-name="P1" draw:layer="layout" svg:width="1cm" svg:height="1cm" svg:x="18cm" svg:y="15cm">
            <text:p/>
          </draw:circle>
          <draw:rect draw:style-name="gr3" draw:text-style-name="P1" draw:layer="layout" svg:width="0.503cm" svg:height="2cm" svg:x="18.247cm" svg:y="14.5cm">
            <text:p/>
          </draw:rect>
          <draw:frame draw:style-name="gr6" draw:text-style-name="P3" draw:layer="layout" svg:width="2cm" svg:height="0.5cm" svg:x="17.5cm" svg:y="14.5cm">
            <draw:text-box>
              <text:p text:style-name="P2"><text:span text:style-name="T1">NextS2</text:span></text:p>
            </draw:text-box>
          </draw:frame>
        </draw:g>
        <draw:frame draw:style-name="gr7" draw:text-style-name="P4" draw:layer="layout" svg:width="19.59cm" svg:height="0.75cm" svg:x="1cm" svg:y="1.633cm">
          <draw:text-box>
            <text:p text:style-name="P4"><text:span text:style-name="T2">Sets up and latches current state.</text:span></text:p>
          </draw:text-box>
        </draw:frame>
        <draw:frame draw:style-name="gr7" draw:text-style-name="P4" draw:layer="layout" svg:width="19.59cm" svg:height="0.75cm" svg:x="1cm" svg:y="14.25cm">
          <draw:text-box>
            <text:p text:style-name="P4"><text:span text:style-name="T2">Prepares the next state.</text:span></text:p>
          </draw:text-box>
        </draw:frame>
        <draw:line draw:style-name="gr2" draw:text-style-name="P1" draw:layer="layout" svg:x1="1cm" svg:y1="18.5cm" svg:x2="20.59cm" svg:y2="18.5cm">
          <text:p/>
        </draw:line>
        <draw:g>
          <draw:g>
            <draw:rect draw:style-name="gr3" draw:text-style-name="P1" draw:layer="layout" svg:width="0.5cm" svg:height="1cm" svg:x="2cm" svg:y="18cm">
              <text:p/>
            </draw:rect>
            <draw:line draw:style-name="gr2" draw:text-style-name="P1" draw:layer="layout" svg:x1="2cm" svg:y1="18cm" svg:x2="2cm" svg:y2="19cm">
              <text:p/>
            </draw:line>
            <draw:line draw:style-name="gr2" draw:text-style-name="P1" draw:layer="layout" svg:x1="2.5cm" svg:y1="18cm" svg:x2="2.5cm" svg:y2="19cm">
              <text:p/>
            </draw:line>
          </draw:g>
          <draw:frame draw:style-name="gr4" draw:text-style-name="P3" draw:layer="layout" svg:width="1.5cm" svg:height="0.735cm" svg:x="1.5cm" svg:y="17.5cm">
            <draw:text-box>
              <text:p text:style-name="P2"><text:span text:style-name="T1">SLatch2</text:span></text:p>
            </draw:text-box>
          </draw:frame>
        </draw:g>
        <draw:g>
          <draw:g>
            <draw:g>
              <draw:rect draw:style-name="gr3" draw:text-style-name="P1" draw:layer="layout" svg:width="0.5cm" svg:height="1cm" svg:x="5.5cm" svg:y="18cm">
                <text:p/>
              </draw:rect>
              <draw:line draw:style-name="gr2" draw:text-style-name="P1" draw:layer="layout" svg:x1="5.5cm" svg:y1="18cm" svg:x2="5.5cm" svg:y2="19cm">
                <text:p/>
              </draw:line>
              <draw:line draw:style-name="gr2" draw:text-style-name="P1" draw:layer="layout" svg:x1="6cm" svg:y1="18cm" svg:x2="6cm" svg:y2="19cm">
                <text:p/>
              </draw:line>
            </draw:g>
            <draw:frame draw:style-name="gr4" draw:text-style-name="P3" draw:layer="layout" svg:width="1.5cm" svg:height="0.735cm" svg:x="5cm" svg:y="17.5cm">
              <draw:text-box>
                <text:p text:style-name="P2"><text:span text:style-name="T1">BreakS3</text:span></text:p>
              </draw:text-box>
            </draw:frame>
          </draw:g>
          <draw:line draw:style-name="gr2" draw:text-style-name="P1" draw:layer="layout" svg:x1="5cm" svg:y1="19cm" svg:x2="6.5cm" svg:y2="18cm">
            <text:p/>
          </draw:line>
        </draw:g>
        <draw:line draw:style-name="gr2" draw:text-style-name="P1" draw:layer="layout" svg:x1="1cm" svg:y1="20cm" svg:x2="4cm" svg:y2="20cm">
          <text:p/>
        </draw:line>
        <draw:g>
          <draw:g>
            <draw:rect draw:style-name="gr3" draw:text-style-name="P1" draw:layer="layout" svg:width="0.5cm" svg:height="1cm" svg:x="2cm" svg:y="19.5cm">
              <text:p/>
            </draw:rect>
            <draw:line draw:style-name="gr2" draw:text-style-name="P1" draw:layer="layout" svg:x1="2cm" svg:y1="19.5cm" svg:x2="2cm" svg:y2="20.5cm">
              <text:p/>
            </draw:line>
            <draw:line draw:style-name="gr2" draw:text-style-name="P1" draw:layer="layout" svg:x1="2.5cm" svg:y1="19.5cm" svg:x2="2.5cm" svg:y2="20.5cm">
              <text:p/>
            </draw:line>
          </draw:g>
          <draw:frame draw:style-name="gr4" draw:text-style-name="P3" draw:layer="layout" svg:width="1.5cm" svg:height="0.735cm" svg:x="1.5cm" svg:y="19cm">
            <draw:text-box>
              <text:p text:style-name="P2"><text:span text:style-name="T1">NextS3</text:span></text:p>
            </draw:text-box>
          </draw:frame>
        </draw:g>
        <draw:line draw:style-name="gr2" draw:text-style-name="P1" draw:layer="layout" svg:x1="4cm" svg:y1="20cm" svg:x2="4cm" svg:y2="18.5cm">
          <text:p/>
        </draw:line>
        <draw:g>
          <draw:circle draw:style-name="gr5" draw:text-style-name="P1" draw:layer="layout" svg:width="1cm" svg:height="1cm" svg:x="18cm" svg:y="18cm">
            <text:p/>
          </draw:circle>
          <draw:rect draw:style-name="gr3" draw:text-style-name="P1" draw:layer="layout" svg:width="0.503cm" svg:height="2cm" svg:x="18.247cm" svg:y="17.5cm">
            <text:p/>
          </draw:rect>
          <draw:frame draw:style-name="gr6" draw:text-style-name="P3" draw:layer="layout" svg:width="2cm" svg:height="0.5cm" svg:x="17.5cm" svg:y="17.5cm">
            <draw:text-box>
              <text:p text:style-name="P2"><text:span text:style-name="T1">NextS3</text:span></text:p>
            </draw:text-box>
          </draw:frame>
        </draw:g>
        <draw:line draw:style-name="gr2" draw:text-style-name="P1" draw:layer="layout" svg:x1="1cm" svg:y1="21.5cm" svg:x2="20.59cm" svg:y2="21.5cm">
          <text:p/>
        </draw:line>
        <draw:g>
          <draw:g>
            <draw:rect draw:style-name="gr3" draw:text-style-name="P1" draw:layer="layout" svg:width="0.5cm" svg:height="1cm" svg:x="2cm" svg:y="21cm">
              <text:p/>
            </draw:rect>
            <draw:line draw:style-name="gr2" draw:text-style-name="P1" draw:layer="layout" svg:x1="2cm" svg:y1="21cm" svg:x2="2cm" svg:y2="22cm">
              <text:p/>
            </draw:line>
            <draw:line draw:style-name="gr2" draw:text-style-name="P1" draw:layer="layout" svg:x1="2.5cm" svg:y1="21cm" svg:x2="2.5cm" svg:y2="22cm">
              <text:p/>
            </draw:line>
          </draw:g>
          <draw:frame draw:style-name="gr4" draw:text-style-name="P3" draw:layer="layout" svg:width="1.5cm" svg:height="0.735cm" svg:x="1.5cm" svg:y="20.5cm">
            <draw:text-box>
              <text:p text:style-name="P2"><text:span text:style-name="T1">SLatch3</text:span></text:p>
            </draw:text-box>
          </draw:frame>
        </draw:g>
        <draw:g>
          <draw:g>
            <draw:g>
              <draw:rect draw:style-name="gr3" draw:text-style-name="P1" draw:layer="layout" svg:width="0.5cm" svg:height="1cm" svg:x="5.5cm" svg:y="21cm">
                <text:p/>
              </draw:rect>
              <draw:line draw:style-name="gr2" draw:text-style-name="P1" draw:layer="layout" svg:x1="5.5cm" svg:y1="21cm" svg:x2="5.5cm" svg:y2="22cm">
                <text:p/>
              </draw:line>
              <draw:line draw:style-name="gr2" draw:text-style-name="P1" draw:layer="layout" svg:x1="6cm" svg:y1="21cm" svg:x2="6cm" svg:y2="22cm">
                <text:p/>
              </draw:line>
            </draw:g>
            <draw:frame draw:style-name="gr4" draw:text-style-name="P3" draw:layer="layout" svg:width="1.5cm" svg:height="0.735cm" svg:x="5cm" svg:y="20.5cm">
              <draw:text-box>
                <text:p text:style-name="P2"><text:span text:style-name="T1">BreakS4</text:span></text:p>
              </draw:text-box>
            </draw:frame>
          </draw:g>
          <draw:line draw:style-name="gr2" draw:text-style-name="P1" draw:layer="layout" svg:x1="5cm" svg:y1="22cm" svg:x2="6.5cm" svg:y2="21cm">
            <text:p/>
          </draw:line>
        </draw:g>
        <draw:line draw:style-name="gr2" draw:text-style-name="P1" draw:layer="layout" svg:x1="1cm" svg:y1="23cm" svg:x2="4cm" svg:y2="23cm">
          <text:p/>
        </draw:line>
        <draw:g>
          <draw:g>
            <draw:rect draw:style-name="gr3" draw:text-style-name="P1" draw:layer="layout" svg:width="0.5cm" svg:height="1cm" svg:x="2cm" svg:y="22.5cm">
              <text:p/>
            </draw:rect>
            <draw:line draw:style-name="gr2" draw:text-style-name="P1" draw:layer="layout" svg:x1="2cm" svg:y1="22.5cm" svg:x2="2cm" svg:y2="23.5cm">
              <text:p/>
            </draw:line>
            <draw:line draw:style-name="gr2" draw:text-style-name="P1" draw:layer="layout" svg:x1="2.5cm" svg:y1="22.5cm" svg:x2="2.5cm" svg:y2="23.5cm">
              <text:p/>
            </draw:line>
          </draw:g>
          <draw:frame draw:style-name="gr4" draw:text-style-name="P3" draw:layer="layout" svg:width="1.5cm" svg:height="0.735cm" svg:x="1.5cm" svg:y="22cm">
            <draw:text-box>
              <text:p text:style-name="P2"><text:span text:style-name="T1">NextS4</text:span></text:p>
            </draw:text-box>
          </draw:frame>
        </draw:g>
        <draw:line draw:style-name="gr2" draw:text-style-name="P1" draw:layer="layout" svg:x1="4cm" svg:y1="23cm" svg:x2="4cm" svg:y2="21.5cm">
          <text:p/>
        </draw:line>
        <draw:g>
          <draw:circle draw:style-name="gr5" draw:text-style-name="P1" draw:layer="layout" svg:width="1cm" svg:height="1cm" svg:x="18cm" svg:y="21cm">
            <text:p/>
          </draw:circle>
          <draw:rect draw:style-name="gr3" draw:text-style-name="P1" draw:layer="layout" svg:width="0.503cm" svg:height="2cm" svg:x="18.247cm" svg:y="20.5cm">
            <text:p/>
          </draw:rect>
          <draw:frame draw:style-name="gr6" draw:text-style-name="P3" draw:layer="layout" svg:width="2cm" svg:height="0.5cm" svg:x="17.5cm" svg:y="20.5cm">
            <draw:text-box>
              <text:p text:style-name="P2"><text:span text:style-name="T1">NextS4</text:span></text:p>
            </draw:text-box>
          </draw:frame>
        </draw:g>
        <draw:line draw:style-name="gr2" draw:text-style-name="P1" draw:layer="layout" svg:x1="1cm" svg:y1="24.5cm" svg:x2="20.59cm" svg:y2="24.5cm">
          <text:p/>
        </draw:line>
        <draw:g>
          <draw:g>
            <draw:rect draw:style-name="gr3" draw:text-style-name="P1" draw:layer="layout" svg:width="0.5cm" svg:height="1cm" svg:x="2cm" svg:y="24cm">
              <text:p/>
            </draw:rect>
            <draw:line draw:style-name="gr2" draw:text-style-name="P1" draw:layer="layout" svg:x1="2cm" svg:y1="24cm" svg:x2="2cm" svg:y2="25cm">
              <text:p/>
            </draw:line>
            <draw:line draw:style-name="gr2" draw:text-style-name="P1" draw:layer="layout" svg:x1="2.5cm" svg:y1="24cm" svg:x2="2.5cm" svg:y2="25cm">
              <text:p/>
            </draw:line>
          </draw:g>
          <draw:frame draw:style-name="gr4" draw:text-style-name="P3" draw:layer="layout" svg:width="1.5cm" svg:height="0.735cm" svg:x="1.5cm" svg:y="23.5cm">
            <draw:text-box>
              <text:p text:style-name="P2"><text:span text:style-name="T1">SLatch4</text:span></text:p>
            </draw:text-box>
          </draw:frame>
        </draw:g>
        <draw:g>
          <draw:g>
            <draw:g>
              <draw:rect draw:style-name="gr3" draw:text-style-name="P1" draw:layer="layout" svg:width="0.5cm" svg:height="1cm" svg:x="5.5cm" svg:y="24cm">
                <text:p/>
              </draw:rect>
              <draw:line draw:style-name="gr2" draw:text-style-name="P1" draw:layer="layout" svg:x1="5.5cm" svg:y1="24cm" svg:x2="5.5cm" svg:y2="25cm">
                <text:p/>
              </draw:line>
              <draw:line draw:style-name="gr2" draw:text-style-name="P1" draw:layer="layout" svg:x1="6cm" svg:y1="24cm" svg:x2="6cm" svg:y2="25cm">
                <text:p/>
              </draw:line>
            </draw:g>
            <draw:frame draw:style-name="gr4" draw:text-style-name="P3" draw:layer="layout" svg:width="1.5cm" svg:height="0.735cm" svg:x="5cm" svg:y="23.5cm">
              <draw:text-box>
                <text:p text:style-name="P2"><text:span text:style-name="T1">BreakS1</text:span></text:p>
              </draw:text-box>
            </draw:frame>
          </draw:g>
          <draw:line draw:style-name="gr2" draw:text-style-name="P1" draw:layer="layout" svg:x1="5cm" svg:y1="25cm" svg:x2="6.5cm" svg:y2="24cm">
            <text:p/>
          </draw:line>
        </draw:g>
        <draw:line draw:style-name="gr2" draw:text-style-name="P1" draw:layer="layout" svg:x1="1cm" svg:y1="26cm" svg:x2="4cm" svg:y2="26cm">
          <text:p/>
        </draw:line>
        <draw:g>
          <draw:g>
            <draw:rect draw:style-name="gr3" draw:text-style-name="P1" draw:layer="layout" svg:width="0.5cm" svg:height="1cm" svg:x="2cm" svg:y="25.5cm">
              <text:p/>
            </draw:rect>
            <draw:line draw:style-name="gr2" draw:text-style-name="P1" draw:layer="layout" svg:x1="2cm" svg:y1="25.5cm" svg:x2="2cm" svg:y2="26.5cm">
              <text:p/>
            </draw:line>
            <draw:line draw:style-name="gr2" draw:text-style-name="P1" draw:layer="layout" svg:x1="2.5cm" svg:y1="25.5cm" svg:x2="2.5cm" svg:y2="26.5cm">
              <text:p/>
            </draw:line>
          </draw:g>
          <draw:frame draw:style-name="gr4" draw:text-style-name="P3" draw:layer="layout" svg:width="1.5cm" svg:height="0.735cm" svg:x="1.5cm" svg:y="25cm">
            <draw:text-box>
              <text:p text:style-name="P2"><text:span text:style-name="T1">NextS1</text:span></text:p>
            </draw:text-box>
          </draw:frame>
        </draw:g>
        <draw:line draw:style-name="gr2" draw:text-style-name="P1" draw:layer="layout" svg:x1="4cm" svg:y1="26cm" svg:x2="4cm" svg:y2="24.5cm">
          <text:p/>
        </draw:line>
        <draw:g>
          <draw:circle draw:style-name="gr5" draw:text-style-name="P1" draw:layer="layout" svg:width="1cm" svg:height="1cm" svg:x="18cm" svg:y="24cm">
            <text:p/>
          </draw:circle>
          <draw:rect draw:style-name="gr3" draw:text-style-name="P1" draw:layer="layout" svg:width="0.503cm" svg:height="2cm" svg:x="18.247cm" svg:y="23.5cm">
            <text:p/>
          </draw:rect>
          <draw:frame draw:style-name="gr6" draw:text-style-name="P3" draw:layer="layout" svg:width="2cm" svg:height="0.5cm" svg:x="17.5cm" svg:y="23.5cm">
            <draw:text-box>
              <text:p text:style-name="P2"><text:span text:style-name="T1">NextS1</text:span></text:p>
            </draw:text-box>
          </draw:frame>
        </draw:g>
      </draw:page>
      <draw:page draw:name="page2" draw:style-name="dp1" draw:master-page-name="Default">
        <draw:line draw:style-name="gr1" draw:text-style-name="P1" draw:layer="layout" svg:x1="20.59cm" svg:y1="1cm" svg:x2="20.59cm" svg:y2="26.94cm">
          <text:p/>
        </draw:line>
        <draw:line draw:style-name="gr1" draw:text-style-name="P1" draw:layer="layout" svg:x1="1cm" svg:y1="1cm" svg:x2="1cm" svg:y2="26.94cm">
          <text:p/>
        </draw:line>
        <draw:line draw:style-name="gr2" draw:text-style-name="P1" draw:layer="layout" svg:x1="1cm" svg:y1="4cm" svg:x2="20.59cm" svg:y2="4cm">
          <text:p/>
        </draw:line>
        <draw:g>
          <draw:g>
            <draw:rect draw:style-name="gr3" draw:text-style-name="P1" draw:layer="layout" svg:width="0.5cm" svg:height="1cm" svg:x="2cm" svg:y="3.5cm">
              <text:p/>
            </draw:rect>
            <draw:line draw:style-name="gr2" draw:text-style-name="P1" draw:layer="layout" svg:x1="2cm" svg:y1="3.5cm" svg:x2="2cm" svg:y2="4.5cm">
              <text:p/>
            </draw:line>
            <draw:line draw:style-name="gr2" draw:text-style-name="P1" draw:layer="layout" svg:x1="2.5cm" svg:y1="3.5cm" svg:x2="2.5cm" svg:y2="4.5cm">
              <text:p/>
            </draw:line>
          </draw:g>
          <draw:frame draw:style-name="gr4" draw:text-style-name="P3" draw:layer="layout" svg:width="1.5cm" svg:height="0.735cm" svg:x="1.5cm" svg:y="3cm">
            <draw:text-box>
              <text:p text:style-name="P2"><text:span text:style-name="T1">Delay</text:span></text:p>
            </draw:text-box>
          </draw:frame>
        </draw:g>
        <draw:line draw:style-name="gr2" draw:text-style-name="P1" draw:layer="layout" svg:x1="1cm" svg:y1="5.5cm" svg:x2="6.5cm" svg:y2="5.5cm">
          <text:p/>
        </draw:line>
        <draw:g>
          <draw:g>
            <draw:rect draw:style-name="gr3" draw:text-style-name="P1" draw:layer="layout" svg:width="0.5cm" svg:height="1cm" svg:x="3.5cm" svg:y="5cm">
              <text:p/>
            </draw:rect>
            <draw:line draw:style-name="gr2" draw:text-style-name="P1" draw:layer="layout" svg:x1="3.5cm" svg:y1="5cm" svg:x2="3.5cm" svg:y2="6cm">
              <text:p/>
            </draw:line>
            <draw:line draw:style-name="gr2" draw:text-style-name="P1" draw:layer="layout" svg:x1="4cm" svg:y1="5cm" svg:x2="4cm" svg:y2="6cm">
              <text:p/>
            </draw:line>
          </draw:g>
          <draw:frame draw:style-name="gr4" draw:text-style-name="P3" draw:layer="layout" svg:width="1.5cm" svg:height="0.735cm" svg:x="3cm" svg:y="4.5cm">
            <draw:text-box>
              <text:p text:style-name="P2"><text:span text:style-name="T1">start</text:span></text:p>
            </draw:text-box>
          </draw:frame>
        </draw:g>
        <draw:line draw:style-name="gr2" draw:text-style-name="P1" draw:layer="layout" svg:x1="6.5cm" svg:y1="5.5cm" svg:x2="6.5cm" svg:y2="4cm">
          <text:p/>
        </draw:line>
        <draw:g>
          <draw:circle draw:style-name="gr5" draw:text-style-name="P1" draw:layer="layout" svg:width="1cm" svg:height="1cm" svg:x="18cm" svg:y="3.5cm">
            <text:p/>
          </draw:circle>
          <draw:rect draw:style-name="gr3" draw:text-style-name="P1" draw:layer="layout" svg:width="0.503cm" svg:height="2cm" svg:x="18.247cm" svg:y="3cm">
            <text:p/>
          </draw:rect>
          <draw:frame draw:style-name="gr6" draw:text-style-name="P3" draw:layer="layout" svg:width="2cm" svg:height="0.5cm" svg:x="17.5cm" svg:y="3cm">
            <draw:text-box>
              <text:p text:style-name="P2"><text:span text:style-name="T1">S1</text:span></text:p>
            </draw:text-box>
          </draw:frame>
        </draw:g>
        <draw:frame draw:style-name="gr7" draw:text-style-name="P4" draw:layer="layout" svg:width="19.59cm" svg:height="1.418cm" svg:x="1cm" svg:y="1.133cm">
          <draw:text-box>
            <text:p text:style-name="P4"><text:span text:style-name="T2">Enforces delay between switching states (prevents stepper motor from running too fast).</text:span></text:p>
            <text:p text:style-name="P4"><text:span text:style-name="T2">Note: S1-S4 only occur for 1 scan it's used to signify the entry into the state.</text:span></text:p>
            <text:p text:style-name="P4"><text:span text:style-name="T2">Slatch1-4 are used to designate running while in the state.</text:span></text:p>
          </draw:text-box>
        </draw:frame>
        <draw:g>
          <draw:g>
            <draw:rect draw:style-name="gr3" draw:text-style-name="P1" draw:layer="layout" svg:width="0.5cm" svg:height="1cm" svg:x="5cm" svg:y="3.5cm">
              <text:p/>
            </draw:rect>
            <draw:line draw:style-name="gr2" draw:text-style-name="P1" draw:layer="layout" svg:x1="5cm" svg:y1="3.5cm" svg:x2="5cm" svg:y2="4.5cm">
              <text:p/>
            </draw:line>
            <draw:line draw:style-name="gr2" draw:text-style-name="P1" draw:layer="layout" svg:x1="5.5cm" svg:y1="3.5cm" svg:x2="5.5cm" svg:y2="4.5cm">
              <text:p/>
            </draw:line>
          </draw:g>
          <draw:frame draw:style-name="gr4" draw:text-style-name="P3" draw:layer="layout" svg:width="1.5cm" svg:height="0.735cm" svg:x="4.5cm" svg:y="3cm">
            <draw:text-box>
              <text:p text:style-name="P2"><text:span text:style-name="T1">NextS1</text:span></text:p>
            </draw:text-box>
          </draw:frame>
        </draw:g>
        <draw:line draw:style-name="gr2" draw:text-style-name="P1" draw:layer="layout" svg:x1="1cm" svg:y1="7.5cm" svg:x2="20.59cm" svg:y2="7.5cm">
          <text:p/>
        </draw:line>
        <draw:g>
          <draw:g>
            <draw:rect draw:style-name="gr3" draw:text-style-name="P1" draw:layer="layout" svg:width="0.5cm" svg:height="1cm" svg:x="2cm" svg:y="7cm">
              <text:p/>
            </draw:rect>
            <draw:line draw:style-name="gr2" draw:text-style-name="P1" draw:layer="layout" svg:x1="2cm" svg:y1="7cm" svg:x2="2cm" svg:y2="8cm">
              <text:p/>
            </draw:line>
            <draw:line draw:style-name="gr2" draw:text-style-name="P1" draw:layer="layout" svg:x1="2.5cm" svg:y1="7cm" svg:x2="2.5cm" svg:y2="8cm">
              <text:p/>
            </draw:line>
          </draw:g>
          <draw:frame draw:style-name="gr4" draw:text-style-name="P3" draw:layer="layout" svg:width="1.5cm" svg:height="0.735cm" svg:x="1.5cm" svg:y="6.5cm">
            <draw:text-box>
              <text:p text:style-name="P2"><text:span text:style-name="T1">Delay</text:span></text:p>
            </draw:text-box>
          </draw:frame>
        </draw:g>
        <draw:g>
          <draw:circle draw:style-name="gr5" draw:text-style-name="P1" draw:layer="layout" svg:width="1cm" svg:height="1cm" svg:x="18cm" svg:y="7cm">
            <text:p/>
          </draw:circle>
          <draw:rect draw:style-name="gr3" draw:text-style-name="P1" draw:layer="layout" svg:width="0.503cm" svg:height="2cm" svg:x="18.247cm" svg:y="6.5cm">
            <text:p/>
          </draw:rect>
          <draw:frame draw:style-name="gr6" draw:text-style-name="P3" draw:layer="layout" svg:width="2cm" svg:height="0.5cm" svg:x="17.5cm" svg:y="6.5cm">
            <draw:text-box>
              <text:p text:style-name="P2"><text:span text:style-name="T1">S2</text:span></text:p>
            </draw:text-box>
          </draw:frame>
        </draw:g>
        <draw:g>
          <draw:g>
            <draw:rect draw:style-name="gr3" draw:text-style-name="P1" draw:layer="layout" svg:width="0.5cm" svg:height="1cm" svg:x="5cm" svg:y="7cm">
              <text:p/>
            </draw:rect>
            <draw:line draw:style-name="gr2" draw:text-style-name="P1" draw:layer="layout" svg:x1="5cm" svg:y1="7cm" svg:x2="5cm" svg:y2="8cm">
              <text:p/>
            </draw:line>
            <draw:line draw:style-name="gr2" draw:text-style-name="P1" draw:layer="layout" svg:x1="5.5cm" svg:y1="7cm" svg:x2="5.5cm" svg:y2="8cm">
              <text:p/>
            </draw:line>
          </draw:g>
          <draw:frame draw:style-name="gr4" draw:text-style-name="P3" draw:layer="layout" svg:width="1.5cm" svg:height="0.735cm" svg:x="4.5cm" svg:y="6.5cm">
            <draw:text-box>
              <text:p text:style-name="P2"><text:span text:style-name="T1">NextS2</text:span></text:p>
            </draw:text-box>
          </draw:frame>
        </draw:g>
        <draw:line draw:style-name="gr2" draw:text-style-name="P1" draw:layer="layout" svg:x1="1cm" svg:y1="9.5cm" svg:x2="20.59cm" svg:y2="9.5cm">
          <text:p/>
        </draw:line>
        <draw:g>
          <draw:g>
            <draw:rect draw:style-name="gr3" draw:text-style-name="P1" draw:layer="layout" svg:width="0.5cm" svg:height="1cm" svg:x="2cm" svg:y="9cm">
              <text:p/>
            </draw:rect>
            <draw:line draw:style-name="gr2" draw:text-style-name="P1" draw:layer="layout" svg:x1="2cm" svg:y1="9cm" svg:x2="2cm" svg:y2="10cm">
              <text:p/>
            </draw:line>
            <draw:line draw:style-name="gr2" draw:text-style-name="P1" draw:layer="layout" svg:x1="2.5cm" svg:y1="9cm" svg:x2="2.5cm" svg:y2="10cm">
              <text:p/>
            </draw:line>
          </draw:g>
          <draw:frame draw:style-name="gr4" draw:text-style-name="P3" draw:layer="layout" svg:width="1.5cm" svg:height="0.735cm" svg:x="1.5cm" svg:y="8.5cm">
            <draw:text-box>
              <text:p text:style-name="P2"><text:span text:style-name="T1">Delay</text:span></text:p>
            </draw:text-box>
          </draw:frame>
        </draw:g>
        <draw:g>
          <draw:g>
            <draw:rect draw:style-name="gr3" draw:text-style-name="P1" draw:layer="layout" svg:width="0.5cm" svg:height="1cm" svg:x="5cm" svg:y="9cm">
              <text:p/>
            </draw:rect>
            <draw:line draw:style-name="gr2" draw:text-style-name="P1" draw:layer="layout" svg:x1="5cm" svg:y1="9cm" svg:x2="5cm" svg:y2="10cm">
              <text:p/>
            </draw:line>
            <draw:line draw:style-name="gr2" draw:text-style-name="P1" draw:layer="layout" svg:x1="5.5cm" svg:y1="9cm" svg:x2="5.5cm" svg:y2="10cm">
              <text:p/>
            </draw:line>
          </draw:g>
          <draw:frame draw:style-name="gr4" draw:text-style-name="P3" draw:layer="layout" svg:width="1.5cm" svg:height="0.735cm" svg:x="4.5cm" svg:y="8.5cm">
            <draw:text-box>
              <text:p text:style-name="P2"><text:span text:style-name="T1">NextS3</text:span></text:p>
            </draw:text-box>
          </draw:frame>
        </draw:g>
        <draw:line draw:style-name="gr2" draw:text-style-name="P1" draw:layer="layout" svg:x1="1cm" svg:y1="11.5cm" svg:x2="20.59cm" svg:y2="11.5cm">
          <text:p/>
        </draw:line>
        <draw:g>
          <draw:g>
            <draw:rect draw:style-name="gr3" draw:text-style-name="P1" draw:layer="layout" svg:width="0.5cm" svg:height="1cm" svg:x="2cm" svg:y="11cm">
              <text:p/>
            </draw:rect>
            <draw:line draw:style-name="gr2" draw:text-style-name="P1" draw:layer="layout" svg:x1="2cm" svg:y1="11cm" svg:x2="2cm" svg:y2="12cm">
              <text:p/>
            </draw:line>
            <draw:line draw:style-name="gr2" draw:text-style-name="P1" draw:layer="layout" svg:x1="2.5cm" svg:y1="11cm" svg:x2="2.5cm" svg:y2="12cm">
              <text:p/>
            </draw:line>
          </draw:g>
          <draw:frame draw:style-name="gr4" draw:text-style-name="P3" draw:layer="layout" svg:width="1.5cm" svg:height="0.735cm" svg:x="1.5cm" svg:y="10.5cm">
            <draw:text-box>
              <text:p text:style-name="P2"><text:span text:style-name="T1">Delay</text:span></text:p>
            </draw:text-box>
          </draw:frame>
        </draw:g>
        <draw:g>
          <draw:g>
            <draw:rect draw:style-name="gr3" draw:text-style-name="P1" draw:layer="layout" svg:width="0.5cm" svg:height="1cm" svg:x="5cm" svg:y="11cm">
              <text:p/>
            </draw:rect>
            <draw:line draw:style-name="gr2" draw:text-style-name="P1" draw:layer="layout" svg:x1="5cm" svg:y1="11cm" svg:x2="5cm" svg:y2="12cm">
              <text:p/>
            </draw:line>
            <draw:line draw:style-name="gr2" draw:text-style-name="P1" draw:layer="layout" svg:x1="5.5cm" svg:y1="11cm" svg:x2="5.5cm" svg:y2="12cm">
              <text:p/>
            </draw:line>
          </draw:g>
          <draw:frame draw:style-name="gr4" draw:text-style-name="P3" draw:layer="layout" svg:width="1.5cm" svg:height="0.735cm" svg:x="4.5cm" svg:y="10.5cm">
            <draw:text-box>
              <text:p text:style-name="P2"><text:span text:style-name="T1">NextS4</text:span></text:p>
            </draw:text-box>
          </draw:frame>
        </draw:g>
        <draw:g>
          <draw:circle draw:style-name="gr5" draw:text-style-name="P1" draw:layer="layout" svg:width="1cm" svg:height="1cm" svg:x="18cm" svg:y="9cm">
            <text:p/>
          </draw:circle>
          <draw:rect draw:style-name="gr3" draw:text-style-name="P1" draw:layer="layout" svg:width="0.503cm" svg:height="2cm" svg:x="18.247cm" svg:y="8.5cm">
            <text:p/>
          </draw:rect>
          <draw:frame draw:style-name="gr6" draw:text-style-name="P3" draw:layer="layout" svg:width="2cm" svg:height="0.5cm" svg:x="17.5cm" svg:y="8.5cm">
            <draw:text-box>
              <text:p text:style-name="P2"><text:span text:style-name="T1">S3</text:span></text:p>
            </draw:text-box>
          </draw:frame>
        </draw:g>
        <draw:g>
          <draw:circle draw:style-name="gr5" draw:text-style-name="P1" draw:layer="layout" svg:width="1cm" svg:height="1cm" svg:x="18cm" svg:y="11cm">
            <text:p/>
          </draw:circle>
          <draw:rect draw:style-name="gr3" draw:text-style-name="P1" draw:layer="layout" svg:width="0.503cm" svg:height="2cm" svg:x="18.247cm" svg:y="10.5cm">
            <text:p/>
          </draw:rect>
          <draw:frame draw:style-name="gr6" draw:text-style-name="P3" draw:layer="layout" svg:width="2cm" svg:height="0.5cm" svg:x="17.5cm" svg:y="10.5cm">
            <draw:text-box>
              <text:p text:style-name="P2"><text:span text:style-name="T1">S4</text:span></text:p>
            </draw:text-box>
          </draw:frame>
        </draw:g>
        <draw:frame draw:style-name="gr7" draw:text-style-name="P4" draw:layer="layout" svg:width="19.59cm" svg:height="0.75cm" svg:x="1cm" svg:y="14.25cm">
          <draw:text-box>
            <text:p text:style-name="P4"><text:span text:style-name="T2">Notify we entered the state and breaks any orders to transition back to this state next</text:span></text:p>
          </draw:text-box>
        </draw:frame>
        <draw:line draw:style-name="gr2" draw:text-style-name="P1" draw:layer="layout" svg:x1="1cm" svg:y1="15.6cm" svg:x2="20.59cm" svg:y2="15.6cm">
          <text:p/>
        </draw:line>
        <draw:g>
          <draw:g>
            <draw:rect draw:style-name="gr3" draw:text-style-name="P1" draw:layer="layout" svg:width="0.5cm" svg:height="1cm" svg:x="2cm" svg:y="15.1cm">
              <text:p/>
            </draw:rect>
            <draw:line draw:style-name="gr2" draw:text-style-name="P1" draw:layer="layout" svg:x1="2cm" svg:y1="15.1cm" svg:x2="2cm" svg:y2="16.1cm">
              <text:p/>
            </draw:line>
            <draw:line draw:style-name="gr2" draw:text-style-name="P1" draw:layer="layout" svg:x1="2.5cm" svg:y1="15.1cm" svg:x2="2.5cm" svg:y2="16.1cm">
              <text:p/>
            </draw:line>
          </draw:g>
          <draw:frame draw:style-name="gr4" draw:text-style-name="P3" draw:layer="layout" svg:width="1.5cm" svg:height="0.735cm" svg:x="1.5cm" svg:y="14.6cm">
            <draw:text-box>
              <text:p text:style-name="P2"><text:span text:style-name="T1">SLatch1</text:span></text:p>
            </draw:text-box>
          </draw:frame>
        </draw:g>
        <draw:g>
          <draw:circle draw:style-name="gr5" draw:text-style-name="P1" draw:layer="layout" svg:width="1cm" svg:height="1cm" svg:x="18cm" svg:y="15.1cm">
            <text:p/>
          </draw:circle>
          <draw:rect draw:style-name="gr3" draw:text-style-name="P1" draw:layer="layout" svg:width="0.503cm" svg:height="2cm" svg:x="18.247cm" svg:y="14.6cm">
            <text:p/>
          </draw:rect>
          <draw:frame draw:style-name="gr6" draw:text-style-name="P3" draw:layer="layout" svg:width="2cm" svg:height="0.5cm" svg:x="17.5cm" svg:y="14.6cm">
            <draw:text-box>
              <text:p text:style-name="P2"><text:span text:style-name="T1">BreakS1</text:span></text:p>
            </draw:text-box>
          </draw:frame>
        </draw:g>
        <draw:line draw:style-name="gr2" draw:text-style-name="P1" draw:layer="layout" svg:x1="1cm" svg:y1="17.5cm" svg:x2="20.59cm" svg:y2="17.5cm">
          <text:p/>
        </draw:line>
        <draw:g>
          <draw:g>
            <draw:rect draw:style-name="gr3" draw:text-style-name="P1" draw:layer="layout" svg:width="0.5cm" svg:height="1cm" svg:x="2cm" svg:y="17cm">
              <text:p/>
            </draw:rect>
            <draw:line draw:style-name="gr2" draw:text-style-name="P1" draw:layer="layout" svg:x1="2cm" svg:y1="17cm" svg:x2="2cm" svg:y2="18cm">
              <text:p/>
            </draw:line>
            <draw:line draw:style-name="gr2" draw:text-style-name="P1" draw:layer="layout" svg:x1="2.5cm" svg:y1="17cm" svg:x2="2.5cm" svg:y2="18cm">
              <text:p/>
            </draw:line>
          </draw:g>
          <draw:frame draw:style-name="gr4" draw:text-style-name="P3" draw:layer="layout" svg:width="1.5cm" svg:height="0.735cm" svg:x="1.5cm" svg:y="16.5cm">
            <draw:text-box>
              <text:p text:style-name="P2"><text:span text:style-name="T1">SLatch2</text:span></text:p>
            </draw:text-box>
          </draw:frame>
        </draw:g>
        <draw:g>
          <draw:circle draw:style-name="gr5" draw:text-style-name="P1" draw:layer="layout" svg:width="1cm" svg:height="1cm" svg:x="18cm" svg:y="17cm">
            <text:p/>
          </draw:circle>
          <draw:rect draw:style-name="gr3" draw:text-style-name="P1" draw:layer="layout" svg:width="0.503cm" svg:height="2cm" svg:x="18.247cm" svg:y="16.5cm">
            <text:p/>
          </draw:rect>
          <draw:frame draw:style-name="gr6" draw:text-style-name="P3" draw:layer="layout" svg:width="2cm" svg:height="0.5cm" svg:x="17.5cm" svg:y="16.5cm">
            <draw:text-box>
              <text:p text:style-name="P2"><text:span text:style-name="T1">BreakS2</text:span></text:p>
            </draw:text-box>
          </draw:frame>
        </draw:g>
        <draw:line draw:style-name="gr2" draw:text-style-name="P1" draw:layer="layout" svg:x1="1cm" svg:y1="19.5cm" svg:x2="20.59cm" svg:y2="19.5cm">
          <text:p/>
        </draw:line>
        <draw:g>
          <draw:g>
            <draw:rect draw:style-name="gr3" draw:text-style-name="P1" draw:layer="layout" svg:width="0.5cm" svg:height="1cm" svg:x="2cm" svg:y="19cm">
              <text:p/>
            </draw:rect>
            <draw:line draw:style-name="gr2" draw:text-style-name="P1" draw:layer="layout" svg:x1="2cm" svg:y1="19cm" svg:x2="2cm" svg:y2="20cm">
              <text:p/>
            </draw:line>
            <draw:line draw:style-name="gr2" draw:text-style-name="P1" draw:layer="layout" svg:x1="2.5cm" svg:y1="19cm" svg:x2="2.5cm" svg:y2="20cm">
              <text:p/>
            </draw:line>
          </draw:g>
          <draw:frame draw:style-name="gr4" draw:text-style-name="P3" draw:layer="layout" svg:width="1.5cm" svg:height="0.735cm" svg:x="1.5cm" svg:y="18.5cm">
            <draw:text-box>
              <text:p text:style-name="P2"><text:span text:style-name="T1">SLatch3</text:span></text:p>
            </draw:text-box>
          </draw:frame>
        </draw:g>
        <draw:g>
          <draw:circle draw:style-name="gr5" draw:text-style-name="P1" draw:layer="layout" svg:width="1cm" svg:height="1cm" svg:x="18cm" svg:y="19cm">
            <text:p/>
          </draw:circle>
          <draw:rect draw:style-name="gr3" draw:text-style-name="P1" draw:layer="layout" svg:width="0.503cm" svg:height="2cm" svg:x="18.247cm" svg:y="18.5cm">
            <text:p/>
          </draw:rect>
          <draw:frame draw:style-name="gr6" draw:text-style-name="P3" draw:layer="layout" svg:width="2cm" svg:height="0.5cm" svg:x="17.5cm" svg:y="18.5cm">
            <draw:text-box>
              <text:p text:style-name="P2"><text:span text:style-name="T1">BreakS3</text:span></text:p>
            </draw:text-box>
          </draw:frame>
        </draw:g>
        <draw:line draw:style-name="gr2" draw:text-style-name="P1" draw:layer="layout" svg:x1="1cm" svg:y1="21.5cm" svg:x2="20.59cm" svg:y2="21.5cm">
          <text:p/>
        </draw:line>
        <draw:g>
          <draw:g>
            <draw:rect draw:style-name="gr3" draw:text-style-name="P1" draw:layer="layout" svg:width="0.5cm" svg:height="1cm" svg:x="2cm" svg:y="21cm">
              <text:p/>
            </draw:rect>
            <draw:line draw:style-name="gr2" draw:text-style-name="P1" draw:layer="layout" svg:x1="2cm" svg:y1="21cm" svg:x2="2cm" svg:y2="22cm">
              <text:p/>
            </draw:line>
            <draw:line draw:style-name="gr2" draw:text-style-name="P1" draw:layer="layout" svg:x1="2.5cm" svg:y1="21cm" svg:x2="2.5cm" svg:y2="22cm">
              <text:p/>
            </draw:line>
          </draw:g>
          <draw:frame draw:style-name="gr4" draw:text-style-name="P3" draw:layer="layout" svg:width="1.5cm" svg:height="0.735cm" svg:x="1.5cm" svg:y="20.5cm">
            <draw:text-box>
              <text:p text:style-name="P2"><text:span text:style-name="T1">SLatch4</text:span></text:p>
            </draw:text-box>
          </draw:frame>
        </draw:g>
        <draw:g>
          <draw:circle draw:style-name="gr5" draw:text-style-name="P1" draw:layer="layout" svg:width="1cm" svg:height="1cm" svg:x="18cm" svg:y="21cm">
            <text:p/>
          </draw:circle>
          <draw:rect draw:style-name="gr3" draw:text-style-name="P1" draw:layer="layout" svg:width="0.503cm" svg:height="2cm" svg:x="18.247cm" svg:y="20.5cm">
            <text:p/>
          </draw:rect>
          <draw:frame draw:style-name="gr6" draw:text-style-name="P3" draw:layer="layout" svg:width="2cm" svg:height="0.5cm" svg:x="17.5cm" svg:y="20.5cm">
            <draw:text-box>
              <text:p text:style-name="P2"><text:span text:style-name="T1">BreakS4</text:span></text:p>
            </draw:text-box>
          </draw:frame>
        </draw:g>
      </draw:page>
      <draw:page draw:name="page3" draw:style-name="dp1" draw:master-page-name="Default">
        <draw:line draw:style-name="gr1" draw:text-style-name="P1" draw:layer="layout" svg:x1="20.59cm" svg:y1="1cm" svg:x2="20.59cm" svg:y2="26.94cm">
          <text:p/>
        </draw:line>
        <draw:line draw:style-name="gr1" draw:text-style-name="P1" draw:layer="layout" svg:x1="1cm" svg:y1="1cm" svg:x2="1cm" svg:y2="26.94cm">
          <text:p/>
        </draw:line>
        <draw:frame draw:style-name="gr7" draw:text-style-name="P4" draw:layer="layout" svg:width="19.59cm" svg:height="0.75cm" svg:x="1cm" svg:y="14.25cm">
          <draw:text-box>
            <text:p text:style-name="P4"><text:span text:style-name="T2">Send output to the motor. Note: out0-3 are wired to the stepper motor.</text:span></text:p>
          </draw:text-box>
        </draw:frame>
        <draw:line draw:style-name="gr2" draw:text-style-name="P1" draw:layer="layout" svg:x1="1cm" svg:y1="15.6cm" svg:x2="20.59cm" svg:y2="15.6cm">
          <text:p/>
        </draw:line>
        <draw:g>
          <draw:g>
            <draw:rect draw:style-name="gr3" draw:text-style-name="P1" draw:layer="layout" svg:width="0.5cm" svg:height="1cm" svg:x="2cm" svg:y="15.1cm">
              <text:p/>
            </draw:rect>
            <draw:line draw:style-name="gr2" draw:text-style-name="P1" draw:layer="layout" svg:x1="2cm" svg:y1="15.1cm" svg:x2="2cm" svg:y2="16.1cm">
              <text:p/>
            </draw:line>
            <draw:line draw:style-name="gr2" draw:text-style-name="P1" draw:layer="layout" svg:x1="2.5cm" svg:y1="15.1cm" svg:x2="2.5cm" svg:y2="16.1cm">
              <text:p/>
            </draw:line>
          </draw:g>
          <draw:frame draw:style-name="gr4" draw:text-style-name="P3" draw:layer="layout" svg:width="1.5cm" svg:height="0.735cm" svg:x="1.5cm" svg:y="14.6cm">
            <draw:text-box>
              <text:p text:style-name="P2"><text:span text:style-name="T1">SLatch1</text:span></text:p>
            </draw:text-box>
          </draw:frame>
        </draw:g>
        <draw:g>
          <draw:circle draw:style-name="gr5" draw:text-style-name="P1" draw:layer="layout" svg:width="1cm" svg:height="1cm" svg:x="18cm" svg:y="15.1cm">
            <text:p/>
          </draw:circle>
          <draw:rect draw:style-name="gr3" draw:text-style-name="P1" draw:layer="layout" svg:width="0.503cm" svg:height="2cm" svg:x="18.247cm" svg:y="14.6cm">
            <text:p/>
          </draw:rect>
          <draw:frame draw:style-name="gr6" draw:text-style-name="P3" draw:layer="layout" svg:width="2cm" svg:height="0.5cm" svg:x="17.5cm" svg:y="14.6cm">
            <draw:text-box>
              <text:p text:style-name="P2"><text:span text:style-name="T1">out3</text:span></text:p>
            </draw:text-box>
          </draw:frame>
        </draw:g>
        <draw:line draw:style-name="gr2" draw:text-style-name="P1" draw:layer="layout" svg:x1="1cm" svg:y1="17.5cm" svg:x2="20.59cm" svg:y2="17.5cm">
          <text:p/>
        </draw:line>
        <draw:g>
          <draw:g>
            <draw:rect draw:style-name="gr3" draw:text-style-name="P1" draw:layer="layout" svg:width="0.5cm" svg:height="1cm" svg:x="2cm" svg:y="17cm">
              <text:p/>
            </draw:rect>
            <draw:line draw:style-name="gr2" draw:text-style-name="P1" draw:layer="layout" svg:x1="2cm" svg:y1="17cm" svg:x2="2cm" svg:y2="18cm">
              <text:p/>
            </draw:line>
            <draw:line draw:style-name="gr2" draw:text-style-name="P1" draw:layer="layout" svg:x1="2.5cm" svg:y1="17cm" svg:x2="2.5cm" svg:y2="18cm">
              <text:p/>
            </draw:line>
          </draw:g>
          <draw:frame draw:style-name="gr4" draw:text-style-name="P3" draw:layer="layout" svg:width="1.5cm" svg:height="0.735cm" svg:x="1.5cm" svg:y="16.5cm">
            <draw:text-box>
              <text:p text:style-name="P2"><text:span text:style-name="T1">SLatch2</text:span></text:p>
            </draw:text-box>
          </draw:frame>
        </draw:g>
        <draw:g>
          <draw:circle draw:style-name="gr5" draw:text-style-name="P1" draw:layer="layout" svg:width="1cm" svg:height="1cm" svg:x="18cm" svg:y="17cm">
            <text:p/>
          </draw:circle>
          <draw:rect draw:style-name="gr3" draw:text-style-name="P1" draw:layer="layout" svg:width="0.503cm" svg:height="2cm" svg:x="18.247cm" svg:y="16.5cm">
            <text:p/>
          </draw:rect>
          <draw:frame draw:style-name="gr6" draw:text-style-name="P3" draw:layer="layout" svg:width="2cm" svg:height="0.5cm" svg:x="17.5cm" svg:y="16.5cm">
            <draw:text-box>
              <text:p text:style-name="P2"><text:span text:style-name="T1">out0</text:span></text:p>
            </draw:text-box>
          </draw:frame>
        </draw:g>
        <draw:line draw:style-name="gr2" draw:text-style-name="P1" draw:layer="layout" svg:x1="1cm" svg:y1="19.5cm" svg:x2="20.59cm" svg:y2="19.5cm">
          <text:p/>
        </draw:line>
        <draw:g>
          <draw:g>
            <draw:rect draw:style-name="gr3" draw:text-style-name="P1" draw:layer="layout" svg:width="0.5cm" svg:height="1cm" svg:x="2cm" svg:y="19cm">
              <text:p/>
            </draw:rect>
            <draw:line draw:style-name="gr2" draw:text-style-name="P1" draw:layer="layout" svg:x1="2cm" svg:y1="19cm" svg:x2="2cm" svg:y2="20cm">
              <text:p/>
            </draw:line>
            <draw:line draw:style-name="gr2" draw:text-style-name="P1" draw:layer="layout" svg:x1="2.5cm" svg:y1="19cm" svg:x2="2.5cm" svg:y2="20cm">
              <text:p/>
            </draw:line>
          </draw:g>
          <draw:frame draw:style-name="gr4" draw:text-style-name="P3" draw:layer="layout" svg:width="1.5cm" svg:height="0.735cm" svg:x="1.5cm" svg:y="18.5cm">
            <draw:text-box>
              <text:p text:style-name="P2"><text:span text:style-name="T1">SLatch3</text:span></text:p>
            </draw:text-box>
          </draw:frame>
        </draw:g>
        <draw:g>
          <draw:circle draw:style-name="gr5" draw:text-style-name="P1" draw:layer="layout" svg:width="1cm" svg:height="1cm" svg:x="18cm" svg:y="19cm">
            <text:p/>
          </draw:circle>
          <draw:rect draw:style-name="gr3" draw:text-style-name="P1" draw:layer="layout" svg:width="0.503cm" svg:height="2cm" svg:x="18.247cm" svg:y="18.5cm">
            <text:p/>
          </draw:rect>
          <draw:frame draw:style-name="gr6" draw:text-style-name="P3" draw:layer="layout" svg:width="2cm" svg:height="0.5cm" svg:x="17.5cm" svg:y="18.5cm">
            <draw:text-box>
              <text:p text:style-name="P2"><text:span text:style-name="T1">out2</text:span></text:p>
            </draw:text-box>
          </draw:frame>
        </draw:g>
        <draw:line draw:style-name="gr2" draw:text-style-name="P1" draw:layer="layout" svg:x1="1cm" svg:y1="21.5cm" svg:x2="20.59cm" svg:y2="21.5cm">
          <text:p/>
        </draw:line>
        <draw:g>
          <draw:g>
            <draw:rect draw:style-name="gr3" draw:text-style-name="P1" draw:layer="layout" svg:width="0.5cm" svg:height="1cm" svg:x="2cm" svg:y="21cm">
              <text:p/>
            </draw:rect>
            <draw:line draw:style-name="gr2" draw:text-style-name="P1" draw:layer="layout" svg:x1="2cm" svg:y1="21cm" svg:x2="2cm" svg:y2="22cm">
              <text:p/>
            </draw:line>
            <draw:line draw:style-name="gr2" draw:text-style-name="P1" draw:layer="layout" svg:x1="2.5cm" svg:y1="21cm" svg:x2="2.5cm" svg:y2="22cm">
              <text:p/>
            </draw:line>
          </draw:g>
          <draw:frame draw:style-name="gr4" draw:text-style-name="P3" draw:layer="layout" svg:width="1.5cm" svg:height="0.735cm" svg:x="1.5cm" svg:y="20.5cm">
            <draw:text-box>
              <text:p text:style-name="P2"><text:span text:style-name="T1">SLatch4</text:span></text:p>
            </draw:text-box>
          </draw:frame>
        </draw:g>
        <draw:g>
          <draw:circle draw:style-name="gr5" draw:text-style-name="P1" draw:layer="layout" svg:width="1cm" svg:height="1cm" svg:x="18cm" svg:y="21cm">
            <text:p/>
          </draw:circle>
          <draw:rect draw:style-name="gr3" draw:text-style-name="P1" draw:layer="layout" svg:width="0.503cm" svg:height="2cm" svg:x="18.247cm" svg:y="20.5cm">
            <text:p/>
          </draw:rect>
          <draw:frame draw:style-name="gr6" draw:text-style-name="P3" draw:layer="layout" svg:width="2cm" svg:height="0.5cm" svg:x="17.5cm" svg:y="20.5cm">
            <draw:text-box>
              <text:p text:style-name="P2"><text:span text:style-name="T1">out1</text:span></text:p>
            </draw:text-box>
          </draw:frame>
        </draw:g>
        <draw:frame draw:style-name="gr7" draw:text-style-name="P4" draw:layer="layout" svg:width="19.59cm" svg:height="1.029cm" svg:x="0.91cm" svg:y="1.25cm">
          <draw:text-box>
            <text:p text:style-name="P4"><text:span text:style-name="T2">Timing delay flip-flop circuit. </text:span></text:p>
            <text:p text:style-name="P4"><text:span text:style-name="T2">Note: Delay is a special output that only goes ON after power is held on for longer than the delay period.</text:span></text:p>
          </draw:text-box>
        </draw:frame>
        <draw:line draw:style-name="gr2" draw:text-style-name="P1" draw:layer="layout" svg:x1="1cm" svg:y1="3.5cm" svg:x2="20.59cm" svg:y2="3.5cm">
          <text:p/>
        </draw:line>
        <draw:g>
          <draw:g>
            <draw:rect draw:style-name="gr3" draw:text-style-name="P1" draw:layer="layout" svg:width="0.5cm" svg:height="1cm" svg:x="2cm" svg:y="3cm">
              <text:p/>
            </draw:rect>
            <draw:line draw:style-name="gr2" draw:text-style-name="P1" draw:layer="layout" svg:x1="2cm" svg:y1="3cm" svg:x2="2cm" svg:y2="4cm">
              <text:p/>
            </draw:line>
            <draw:line draw:style-name="gr2" draw:text-style-name="P1" draw:layer="layout" svg:x1="2.5cm" svg:y1="3cm" svg:x2="2.5cm" svg:y2="4cm">
              <text:p/>
            </draw:line>
          </draw:g>
          <draw:frame draw:style-name="gr4" draw:text-style-name="P6" draw:layer="layout" svg:width="1.5cm" svg:height="0.735cm" svg:x="1.5cm" svg:y="2.5cm">
            <draw:text-box>
              <text:p text:style-name="P5"><text:span text:style-name="T3">TimerOn</text:span></text:p>
            </draw:text-box>
          </draw:frame>
        </draw:g>
        <draw:g>
          <draw:circle draw:style-name="gr5" draw:text-style-name="P1" draw:layer="layout" svg:width="1cm" svg:height="1cm" svg:x="18cm" svg:y="3cm">
            <text:p/>
          </draw:circle>
          <draw:rect draw:style-name="gr3" draw:text-style-name="P1" draw:layer="layout" svg:width="0.503cm" svg:height="2cm" svg:x="18.247cm" svg:y="2.5cm">
            <text:p/>
          </draw:rect>
          <draw:frame draw:style-name="gr6" draw:text-style-name="P3" draw:layer="layout" svg:width="2cm" svg:height="0.5cm" svg:x="17.5cm" svg:y="2.5cm">
            <draw:text-box>
              <text:p text:style-name="P2"><text:span text:style-name="T1">Delay</text:span></text:p>
            </draw:text-box>
          </draw:frame>
        </draw:g>
        <draw:line draw:style-name="gr2" draw:text-style-name="P1" draw:layer="layout" svg:x1="1cm" svg:y1="6cm" svg:x2="20.59cm" svg:y2="6cm">
          <text:p/>
        </draw:line>
        <draw:g>
          <draw:g>
            <draw:rect draw:style-name="gr3" draw:text-style-name="P1" draw:layer="layout" svg:width="0.5cm" svg:height="1cm" svg:x="2cm" svg:y="5.5cm">
              <text:p/>
            </draw:rect>
            <draw:line draw:style-name="gr2" draw:text-style-name="P1" draw:layer="layout" svg:x1="2cm" svg:y1="5.5cm" svg:x2="2cm" svg:y2="6.5cm">
              <text:p/>
            </draw:line>
            <draw:line draw:style-name="gr2" draw:text-style-name="P1" draw:layer="layout" svg:x1="2.5cm" svg:y1="5.5cm" svg:x2="2.5cm" svg:y2="6.5cm">
              <text:p/>
            </draw:line>
          </draw:g>
          <draw:frame draw:style-name="gr4" draw:text-style-name="P6" draw:layer="layout" svg:width="1.5cm" svg:height="0.735cm" svg:x="1.5cm" svg:y="5cm">
            <draw:text-box>
              <text:p text:style-name="P5"><text:span text:style-name="T3">start</text:span></text:p>
            </draw:text-box>
          </draw:frame>
        </draw:g>
        <draw:g>
          <draw:circle draw:style-name="gr5" draw:text-style-name="P1" draw:layer="layout" svg:width="1cm" svg:height="1cm" svg:x="18cm" svg:y="5.5cm">
            <text:p/>
          </draw:circle>
          <draw:rect draw:style-name="gr3" draw:text-style-name="P1" draw:layer="layout" svg:width="0.503cm" svg:height="2cm" svg:x="18.247cm" svg:y="5cm">
            <text:p/>
          </draw:rect>
          <draw:frame draw:style-name="gr6" draw:text-style-name="P3" draw:layer="layout" svg:width="2cm" svg:height="0.5cm" svg:x="17.5cm" svg:y="5cm">
            <draw:text-box>
              <text:p text:style-name="P2"><text:span text:style-name="T1">TimerOn</text:span></text:p>
            </draw:text-box>
          </draw:frame>
        </draw:g>
        <draw:line draw:style-name="gr2" draw:text-style-name="P1" draw:layer="layout" svg:x1="1cm" svg:y1="8cm" svg:x2="6cm" svg:y2="8cm">
          <text:p/>
        </draw:line>
        <draw:line draw:style-name="gr2" draw:text-style-name="P1" draw:layer="layout" svg:x1="6cm" svg:y1="10cm" svg:x2="6cm" svg:y2="6cm">
          <text:p/>
        </draw:line>
        <draw:g>
          <draw:g>
            <draw:g>
              <draw:rect draw:style-name="gr3" draw:text-style-name="P1" draw:layer="layout" svg:width="0.5cm" svg:height="1cm" svg:x="2cm" svg:y="7.5cm">
                <text:p/>
              </draw:rect>
              <draw:line draw:style-name="gr2" draw:text-style-name="P1" draw:layer="layout" svg:x1="2cm" svg:y1="7.5cm" svg:x2="2cm" svg:y2="8.5cm">
                <text:p/>
              </draw:line>
              <draw:line draw:style-name="gr2" draw:text-style-name="P1" draw:layer="layout" svg:x1="2.5cm" svg:y1="7.5cm" svg:x2="2.5cm" svg:y2="8.5cm">
                <text:p/>
              </draw:line>
            </draw:g>
            <draw:frame draw:style-name="gr4" draw:text-style-name="P6" draw:layer="layout" svg:width="1.5cm" svg:height="0.735cm" svg:x="1.5cm" svg:y="7cm">
              <draw:text-box>
                <text:p text:style-name="P5"><text:span text:style-name="T3">TimerOn</text:span></text:p>
              </draw:text-box>
            </draw:frame>
          </draw:g>
          <draw:line draw:style-name="gr2" draw:text-style-name="P1" draw:layer="layout" svg:x1="1.5cm" svg:y1="8.5cm" svg:x2="3cm" svg:y2="7.5cm">
            <text:p/>
          </draw:line>
        </draw:g>
        <draw:line draw:style-name="gr2" draw:text-style-name="P1" draw:layer="layout" svg:x1="1cm" svg:y1="10cm" svg:x2="6cm" svg:y2="10cm">
          <text:p/>
        </draw:line>
        <draw:g>
          <draw:g>
            <draw:rect draw:style-name="gr3" draw:text-style-name="P1" draw:layer="layout" svg:width="0.5cm" svg:height="1cm" svg:x="2cm" svg:y="9.5cm">
              <text:p/>
            </draw:rect>
            <draw:line draw:style-name="gr2" draw:text-style-name="P1" draw:layer="layout" svg:x1="2cm" svg:y1="9.5cm" svg:x2="2cm" svg:y2="10.5cm">
              <text:p/>
            </draw:line>
            <draw:line draw:style-name="gr2" draw:text-style-name="P1" draw:layer="layout" svg:x1="2.5cm" svg:y1="9.5cm" svg:x2="2.5cm" svg:y2="10.5cm">
              <text:p/>
            </draw:line>
          </draw:g>
          <draw:frame draw:style-name="gr4" draw:text-style-name="P6" draw:layer="layout" svg:width="1.5cm" svg:height="0.735cm" svg:x="1.5cm" svg:y="9cm">
            <draw:text-box>
              <text:p text:style-name="P5"><text:span text:style-name="T3">TimerOn</text:span></text:p>
            </draw:text-box>
          </draw:frame>
        </draw:g>
        <draw:g>
          <draw:g>
            <draw:g>
              <draw:rect draw:style-name="gr3" draw:text-style-name="P1" draw:layer="layout" svg:width="0.5cm" svg:height="1cm" svg:x="4cm" svg:y="9.5cm">
                <text:p/>
              </draw:rect>
              <draw:line draw:style-name="gr2" draw:text-style-name="P1" draw:layer="layout" svg:x1="4cm" svg:y1="9.5cm" svg:x2="4cm" svg:y2="10.5cm">
                <text:p/>
              </draw:line>
              <draw:line draw:style-name="gr2" draw:text-style-name="P1" draw:layer="layout" svg:x1="4.5cm" svg:y1="9.5cm" svg:x2="4.5cm" svg:y2="10.5cm">
                <text:p/>
              </draw:line>
            </draw:g>
            <draw:frame draw:style-name="gr4" draw:text-style-name="P6" draw:layer="layout" svg:width="1.5cm" svg:height="0.735cm" svg:x="3.5cm" svg:y="9cm">
              <draw:text-box>
                <text:p text:style-name="P5"><text:span text:style-name="T3">Delay</text:span></text:p>
              </draw:text-box>
            </draw:frame>
          </draw:g>
          <draw:line draw:style-name="gr2" draw:text-style-name="P1" draw:layer="layout" svg:x1="3.5cm" svg:y1="10.5cm" svg:x2="5cm" svg:y2="9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nFan Huang</meta:initial-creator>
    <meta:creation-date>2009-09-10T15:40:57.01</meta:creation-date>
    <dc:date>2009-09-10T17:01:01.64</dc:date>
    <dc:creator>FanFan Huang</dc:creator>
    <meta:editing-duration>PT00H49M51S</meta:editing-duration>
    <meta:editing-cycles>6</meta:editing-cycles>
    <meta:generator>OpenOffice.org/3.1$Win32 OpenOffice.org_project/310m11$Build-9399</meta:generator>
    <meta:document-statistic meta:object-count="440"/>
  </office:meta>
</office:document-meta>
</file>